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hlorinez" svg:font-family="Chlorinez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7.768cm"/>
    </style:style>
    <style:style style:name="co3" style:family="table-column">
      <style:table-column-properties fo:break-before="auto" style:column-width="4.882cm"/>
    </style:style>
    <style:style style:name="co4" style:family="table-column">
      <style:table-column-properties fo:break-before="auto" style:column-width="7.713cm"/>
    </style:style>
    <style:style style:name="co5" style:family="table-column">
      <style:table-column-properties fo:break-before="auto" style:column-width="5.216cm"/>
    </style:style>
    <style:style style:name="co6" style:family="table-column">
      <style:table-column-properties fo:break-before="auto" style:column-width="6.964cm"/>
    </style:style>
    <style:style style:name="co7" style:family="table-column">
      <style:table-column-properties fo:break-before="auto" style:column-width="7.562cm"/>
    </style:style>
    <style:style style:name="ro1" style:family="table-row">
      <style:table-row-properties style:row-height="0.443cm" fo:break-before="auto" style:use-optimal-row-height="true"/>
    </style:style>
    <style:style style:name="ro2" style:family="table-row">
      <style:table-row-properties style:row-height="0.459cm" fo:break-before="auto" style:use-optimal-row-height="true"/>
    </style:style>
    <style:style style:name="ro3" style:family="table-row">
      <style:table-row-properties style:row-height="0.6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font-name="Arial" style:font-name-asian="DejaVu Sans" style:font-name-complex="DejaVu Sans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ce1"/>
        <table:table-column table:style-name="co1" table:default-cell-style-name="Default"/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3"/>
          <table:table-cell table:formula="of:=&quot;1.4 Released 01/01/2010, Downloads: &quot; &amp; TEXT([.D12];&quot;######&quot;)" office:value-type="string" office:string-value="1.4 Released 01/01/2010, Downloads: 71433">
            <text:p>1.4 Released 01/01/2010, Downloads: 71433</text:p>
          </table:table-cell>
          <table:table-cell/>
          <table:table-cell table:formula="of:= &quot;1.5 Released 01/08/2010, Downloads: &quot; &amp; TEXT([.F12];&quot;######&quot;)" office:value-type="string" office:string-value="1.5 Released 01/08/2010, Downloads: 109371">
            <text:p>1.5 Released 01/08/2010, Downloads: 109371</text:p>
          </table:table-cell>
          <table:table-cell/>
          <table:table-cell table:style-name="ce2" table:formula="of:= &quot;1.6 Released 27/11/2010, Downloads: &quot; &amp; TEXT([.H12];&quot;######&quot;)" office:value-type="string" office:string-value="1.6 Released 27/11/2010, Downloads: 188430">
            <text:p>1.6 Released 27/11/2010, Downloads: 188430</text:p>
          </table:table-cell>
          <table:table-cell/>
          <table:table-cell table:style-name="ce2" table:formula="of:= &quot;1.7.0 Released 19/06/2010, Downloads: &quot; &amp; TEXT([.J12];&quot;######&quot;)" office:value-type="string" office:string-value="1.7.0 Released 19/06/2010, Downloads: 102372">
            <text:p>1.7.0 Released 19/06/2010, Downloads: 102372</text:p>
          </table:table-cell>
          <table:table-cell/>
        </table:table-row>
        <table:table-row table:style-name="ro2">
          <table:table-cell table:number-columns-repeated="2"/>
          <table:table-cell office:value-type="string">
            <text:p>Month 1</text:p>
          </table:table-cell>
          <table:table-cell office:value-type="float" office:value="8262">
            <text:p>8262</text:p>
          </table:table-cell>
          <table:table-cell table:formula="of:=[.D3]" office:value-type="float" office:value="8262">
            <text:p>8262</text:p>
          </table:table-cell>
          <table:table-cell office:value-type="float" office:value="17699">
            <text:p>17699</text:p>
          </table:table-cell>
          <table:table-cell table:formula="of:=[.F3]" office:value-type="float" office:value="17699">
            <text:p>17699</text:p>
          </table:table-cell>
          <table:table-cell table:style-name="ce1" office:value-type="float" office:value="37833">
            <text:p>37833</text:p>
          </table:table-cell>
          <table:table-cell table:formula="of:=[.H3]" office:value-type="float" office:value="37833">
            <text:p>37833</text:p>
          </table:table-cell>
          <table:table-cell office:value-type="float" office:value="15101">
            <text:p>15101</text:p>
          </table:table-cell>
          <table:table-cell table:formula="of:=[.J3]" office:value-type="float" office:value="15101">
            <text:p>15101</text:p>
          </table:table-cell>
        </table:table-row>
        <table:table-row table:style-name="ro2">
          <table:table-cell table:number-columns-repeated="2"/>
          <table:table-cell office:value-type="string">
            <text:p>Month 2</text:p>
          </table:table-cell>
          <table:table-cell office:value-type="float" office:value="13199">
            <text:p>13199</text:p>
          </table:table-cell>
          <table:table-cell table:formula="of:=SUM([.D3:.D4])" office:value-type="float" office:value="21461">
            <text:p>21461</text:p>
          </table:table-cell>
          <table:table-cell table:style-name="ce1" office:value-type="float" office:value="36903">
            <text:p>36903</text:p>
          </table:table-cell>
          <table:table-cell table:formula="of:=SUM([.F3:.F4])" office:value-type="float" office:value="54602">
            <text:p>54602</text:p>
          </table:table-cell>
          <table:table-cell table:style-name="ce1" office:value-type="float" office:value="8335">
            <text:p>8335</text:p>
          </table:table-cell>
          <table:table-cell table:formula="of:=SUM([.H3:.H4])" office:value-type="float" office:value="46168">
            <text:p>46168</text:p>
          </table:table-cell>
          <table:table-cell office:value-type="float" office:value="25701">
            <text:p>25701</text:p>
          </table:table-cell>
          <table:table-cell table:formula="of:=SUM([.J3:.J4])" office:value-type="float" office:value="40802">
            <text:p>40802</text:p>
          </table:table-cell>
        </table:table-row>
        <table:table-row table:style-name="ro2">
          <table:table-cell table:number-columns-repeated="2"/>
          <table:table-cell office:value-type="string">
            <text:p>Month 3</text:p>
          </table:table-cell>
          <table:table-cell office:value-type="float" office:value="12526">
            <text:p>12526</text:p>
          </table:table-cell>
          <table:table-cell table:formula="of:=SUM([.D3:.D5])" office:value-type="float" office:value="33987">
            <text:p>33987</text:p>
          </table:table-cell>
          <table:table-cell office:value-type="float" office:value="28818">
            <text:p>28818</text:p>
          </table:table-cell>
          <table:table-cell table:formula="of:=SUM([.F3:.F5])" office:value-type="float" office:value="83420">
            <text:p>83420</text:p>
          </table:table-cell>
          <table:table-cell office:value-type="float" office:value="24547">
            <text:p>24547</text:p>
          </table:table-cell>
          <table:table-cell table:formula="of:=SUM([.H3:.H5])" office:value-type="float" office:value="70715">
            <text:p>70715</text:p>
          </table:table-cell>
          <table:table-cell office:value-type="float" office:value="32632">
            <text:p>32632</text:p>
          </table:table-cell>
          <table:table-cell table:formula="of:=SUM([.J3:.J5])" office:value-type="float" office:value="73434">
            <text:p>73434</text:p>
          </table:table-cell>
        </table:table-row>
        <table:table-row table:style-name="ro2">
          <table:table-cell table:number-columns-repeated="2"/>
          <table:table-cell office:value-type="string">
            <text:p>Month 4</text:p>
          </table:table-cell>
          <table:table-cell office:value-type="float" office:value="12554">
            <text:p>12554</text:p>
          </table:table-cell>
          <table:table-cell table:formula="of:=SUM([.D3:.D6])" office:value-type="float" office:value="46541">
            <text:p>46541</text:p>
          </table:table-cell>
          <table:table-cell office:value-type="float" office:value="25951">
            <text:p>25951</text:p>
          </table:table-cell>
          <table:table-cell table:formula="of:=SUM([.F3:.F6])" office:value-type="float" office:value="109371">
            <text:p>109371</text:p>
          </table:table-cell>
          <table:table-cell table:style-name="ce1" office:value-type="float" office:value="46190">
            <text:p>46190</text:p>
          </table:table-cell>
          <table:table-cell table:formula="of:=SUM([.H3:.H6])" office:value-type="float" office:value="116905">
            <text:p>116905</text:p>
          </table:table-cell>
          <table:table-cell office:value-type="float" office:value="27867">
            <text:p>27867</text:p>
          </table:table-cell>
          <table:table-cell table:formula="of:=SUM([.J3:.J6])" office:value-type="float" office:value="101301">
            <text:p>101301</text:p>
          </table:table-cell>
        </table:table-row>
        <table:table-row table:style-name="ro2">
          <table:table-cell table:number-columns-repeated="2"/>
          <table:table-cell office:value-type="string">
            <text:p>Month 5</text:p>
          </table:table-cell>
          <table:table-cell office:value-type="float" office:value="8514">
            <text:p>8514</text:p>
          </table:table-cell>
          <table:table-cell table:formula="of:=SUM([.D3:.D7])" office:value-type="float" office:value="55055">
            <text:p>55055</text:p>
          </table:table-cell>
          <table:table-cell table:number-columns-repeated="2"/>
          <table:table-cell table:style-name="ce1" office:value-type="float" office:value="26936">
            <text:p>26936</text:p>
          </table:table-cell>
          <table:table-cell table:formula="of:=SUM([.H3:.H7])" office:value-type="float" office:value="143841">
            <text:p>143841</text:p>
          </table:table-cell>
          <table:table-cell office:value-type="float" office:value="1071">
            <text:p>1071</text:p>
          </table:table-cell>
          <table:table-cell table:formula="of:=SUM([.J3:.J7])" office:value-type="float" office:value="102372">
            <text:p>102372</text:p>
          </table:table-cell>
        </table:table-row>
        <table:table-row table:style-name="ro2">
          <table:table-cell table:number-columns-repeated="2"/>
          <table:table-cell office:value-type="string">
            <text:p>Month 6</text:p>
          </table:table-cell>
          <table:table-cell office:value-type="float" office:value="8138">
            <text:p>8138</text:p>
          </table:table-cell>
          <table:table-cell table:formula="of:=SUM([.D3:.D8])" office:value-type="float" office:value="63193">
            <text:p>63193</text:p>
          </table:table-cell>
          <table:table-cell table:number-columns-repeated="2"/>
          <table:table-cell table:style-name="ce1" office:value-type="float" office:value="28399">
            <text:p>28399</text:p>
          </table:table-cell>
          <table:table-cell table:formula="of:=SUM([.H3:.H8])" office:value-type="float" office:value="172240">
            <text:p>172240</text:p>
          </table:table-cell>
          <table:table-cell office:value-type="float" office:value="0">
            <text:p>0</text:p>
          </table:table-cell>
          <table:table-cell table:formula="of:=SUM([.J3:.J8])" office:value-type="float" office:value="102372">
            <text:p>102372</text:p>
          </table:table-cell>
        </table:table-row>
        <table:table-row table:style-name="ro2">
          <table:table-cell table:number-columns-repeated="2"/>
          <table:table-cell office:value-type="string">
            <text:p>Month 7</text:p>
          </table:table-cell>
          <table:table-cell office:value-type="float" office:value="7449">
            <text:p>7449</text:p>
          </table:table-cell>
          <table:table-cell table:formula="of:=SUM([.D3:.D9])" office:value-type="float" office:value="70642">
            <text:p>70642</text:p>
          </table:table-cell>
          <table:table-cell table:number-columns-repeated="2"/>
          <table:table-cell table:style-name="ce1" office:value-type="float" office:value="16190">
            <text:p>16190</text:p>
          </table:table-cell>
          <table:table-cell table:formula="of:=SUM([.H3:.H9])" office:value-type="float" office:value="188430">
            <text:p>188430</text:p>
          </table:table-cell>
          <table:table-cell office:value-type="float" office:value="0">
            <text:p>0</text:p>
          </table:table-cell>
          <table:table-cell table:formula="of:=SUM([.J3:.J9])" office:value-type="float" office:value="102372">
            <text:p>102372</text:p>
          </table:table-cell>
        </table:table-row>
        <table:table-row table:style-name="ro1">
          <table:table-cell table:number-columns-repeated="2"/>
          <table:table-cell office:value-type="string">
            <text:p>Month 8</text:p>
          </table:table-cell>
          <table:table-cell office:value-type="float" office:value="791">
            <text:p>791</text:p>
          </table:table-cell>
          <table:table-cell table:formula="of:=SUM([.D3:.D10])" office:value-type="float" office:value="71433">
            <text:p>71433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 table:number-columns-repeated="2"/>
          <table:table-cell office:value-type="string">
            <text:p>Sum</text:p>
          </table:table-cell>
          <table:table-cell table:formula="of:=SUM([.D3:.D11])" office:value-type="float" office:value="71433">
            <text:p>71433</text:p>
          </table:table-cell>
          <table:table-cell/>
          <table:table-cell table:formula="of:=SUM([.F3:.F10])" office:value-type="float" office:value="109371">
            <text:p>109371</text:p>
          </table:table-cell>
          <table:table-cell/>
          <table:table-cell table:formula="of:=SUM([.H3:.H10])" office:value-type="float" office:value="188430">
            <text:p>188430</text:p>
          </table:table-cell>
          <table:table-cell/>
          <table:table-cell table:style-name="Default" table:formula="of:=SUM([.J3:.J10])" office:value-type="float" office:value="102372">
            <text:p>102372</text:p>
          </table:table-cell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>
          <table:table-cell>
            <draw:frame table:end-cell-address="Sheet1.F54" table:end-x="6.407cm" table:end-y="0.213cm" draw:z-index="1" draw:style-name="gr1" svg:width="24.473cm" svg:height="17.674cm" svg:x="1.311cm" svg:y="0.183cm">
              <draw:object draw:notify-on-update-of-ranges="Sheet1.C3:Sheet1.C10 Sheet1.D2:Sheet1.D2 Sheet1.E3:Sheet1.E10 Sheet1.F2:Sheet1.F2 Sheet1.G3:Sheet1.G10 Sheet1.H2:Sheet1.H2 Sheet1.I3:Sheet1.I11 Sheet1.J2:Sheet1.J2 Sheet1.K3:Sheet1.K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4"/>
          <table:table-cell>
            <draw:frame table:end-cell-address="Sheet1.N55" table:end-x="0.882cm" table:end-y="0.066cm" draw:z-index="0" draw:style-name="gr1" svg:width="30.554cm" svg:height="17.992cm" svg:x="6.713cm" svg:y="0.159cm">
              <draw:object draw:notify-on-update-of-ranges="Sheet1.C3:Sheet1.C10 Sheet1.D2:Sheet1.D2 Sheet1.D3:Sheet1.D10 Sheet1.F2:Sheet1.F2 Sheet1.F3:Sheet1.F10 Sheet1.H2:Sheet1.H2 Sheet1.H3:Sheet1.H11 Sheet1.J2:Sheet1.J2 Sheet1.J3:Sheet1.J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Chlorinez" svg:font-family="Chlorinez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Chlorinez" fo:language="en" fo:country="GB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="Arial" style:font-name-complex="DejaVu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06">2011/10/06</text:date>, <text:time>00:00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im Sutton</meta:initial-creator>
    <meta:creation-date>2010-09-28T09:41:14</meta:creation-date>
    <dc:date>2011-10-05T23:44:54</dc:date>
    <dc:creator>Tim Sutton</dc:creator>
    <meta:editing-duration>PT15H22M</meta:editing-duration>
    <meta:editing-cycles>15</meta:editing-cycles>
    <meta:generator>LibreOffice/3.3$Unix LibreOffice_project/330m19$Build-202</meta:generator>
    <meta:document-statistic meta:table-count="3" meta:cell-count="6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Arial Black'" style:font-style-name="Normal" fo:font-size="13pt" style:font-size-asian="13pt" style:font-size-complex="13pt"/>
    </style:style>
    <style:style style:name="ch3" style:family="chart">
      <style:chart-properties chart:auto-position="true"/>
      <style:text-properties style:font-style-name="Normal" fo:font-size="11pt" style:font-size-asian="11pt" style:font-size-complex="11pt"/>
    </style:style>
    <style:style style:name="ch4" style:family="chart">
      <style:graphic-properties svg:stroke-color="#ede7db" draw:fill="solid" draw:fill-color="#ede7db"/>
      <style:text-properties style:font-style-name="Normal" fo:font-size="8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style:font-style-name="Normal" fo:font-size="8pt" style:font-size-asian="8pt" style:font-size-complex="8pt"/>
    </style:style>
    <style:style style:name="ch7" style:family="chart">
      <style:chart-properties chart:auto-position="true" style:rotation-angle="0"/>
      <style:text-properties fo:font-family="'Arial Black'" style:font-style-name="Normal" fo:font-size="9pt" style:font-size-asian="9pt" style:font-size-complex="9pt"/>
    </style:style>
    <style:style style:name="ch8" style:family="chart">
      <style:chart-properties chart:auto-position="true" style:rotation-angle="90"/>
      <style:text-properties fo:font-family="'Arial Black'" style:font-style-name="Norm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marker-end="Arrow" draw:marker-end-width="0.3cm"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0.815cm"/>
    </style:style>
    <style:style style:name="P1" style:family="paragraph">
      <style:paragraph-properties fo:text-align="center"/>
    </style:style>
  </office:automatic-styles>
  <office:body>
    <office:chart>
      <chart:chart svg:width="30.555cm" svg:height="17.993cm" xlink:href=".." xlink:type="simple" chart:class="chart:line" chart:style-name="ch1">
        <chart:title svg:x="9.655cm" svg:y="0.495cm" chart:style-name="ch2">
          <text:p>Download Decay QGIS Downloads By Month</text:p>
        </chart:title>
        <chart:subtitle svg:x="12.702cm" svg:y="1.765cm" chart:style-name="ch3">
          <text:p>(win standalone version only)</text:p>
        </chart:subtitle>
        <chart:legend chart:legend-position="end" svg:x="20.564cm" svg:y="2.963cm" chart:style-name="ch4"/>
        <chart:plot-area chart:style-name="ch5" table:cell-range-address="Sheet1.C3:Sheet1.D10 Sheet1.C2:Sheet1.D2 Sheet1.F2:Sheet1.F10 Sheet1.H2:Sheet1.H11 Sheet1.J2:Sheet1.J9" chart:data-source-has-labels="both" svg:x="3.149cm" svg:y="3.408cm" svg:width="23.976cm" svg:height="11.894cm">
          <chartooo:coordinate-region svg:x="4.106cm" svg:y="3.569cm" svg:width="23.019cm" svg:height="11.165cm"/>
          <chart:axis chart:dimension="x" chart:name="primary-x" chart:style-name="ch6">
            <chart:title svg:x="13.281cm" svg:y="15.662cm" chart:style-name="ch7">
              <text:p>Month After Release</text:p>
            </chart:title>
            <chart:categories table:cell-range-address="Sheet1.C3:Sheet1.C10"/>
          </chart:axis>
          <chart:axis chart:dimension="y" chart:name="primary-y" chart:style-name="ch6">
            <chart:title svg:x="1.889cm" svg:y="10.841cm" chart:style-name="ch8">
              <text:p>Download Count</text:p>
            </chart:title>
            <chart:grid chart:style-name="ch9" chart:class="major"/>
          </chart:axis>
          <chart:series chart:style-name="ch10" chart:values-cell-range-address="Sheet1.D3:Sheet1.D10" chart:label-cell-address="Sheet1.D2:Sheet1.D2" chart:class="chart:line">
            <chart:data-point chart:repeated="8"/>
          </chart:series>
          <chart:series chart:style-name="ch11" chart:values-cell-range-address="Sheet1.F3:Sheet1.F10" chart:label-cell-address="Sheet1.F2:Sheet1.F2" chart:class="chart:line">
            <chart:data-point chart:repeated="8"/>
          </chart:series>
          <chart:series chart:style-name="ch12" chart:values-cell-range-address="Sheet1.H3:Sheet1.H11" chart:label-cell-address="Sheet1.H2:Sheet1.H2" chart:class="chart:line">
            <chart:data-point chart:repeated="9"/>
          </chart:series>
          <chart:series chart:style-name="ch13" chart:values-cell-range-address="Sheet1.J3:Sheet1.J9" chart:label-cell-address="Sheet1.J2:Sheet1.J2" chart:class="chart:line">
            <chart:data-point chart:repeated="7"/>
          </chart:series>
          <chart:wall chart:style-name="ch14"/>
          <chart:floor chart:style-name="ch15"/>
        </chart:plot-area>
        <draw:line draw:style-name="gr1" draw:text-style-name="P1" svg:x1="15.74cm" svg:y1="14.368cm" svg:x2="17.536cm" svg:y2="13.478cm">
          <text:p/>
        </draw:line>
        <draw:frame draw:style-name="gr2" svg:width="2.756cm" svg:height="0.815cm" svg:x="17.702cm" svg:y="13.172cm">
          <draw:text-box>
            <text:p>1.7.1 Released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4 Released 01/01/2010, Downloads: 71433</text:p>
                <draw:g>
                  <svg:desc>Sheet1.D2:Sheet1.D2</svg:desc>
                </draw:g>
              </table:table-cell>
              <table:table-cell office:value-type="string">
                <text:p>1.5 Released 01/08/2010, Downloads: 109371</text:p>
                <draw:g>
                  <svg:desc>Sheet1.F2:Sheet1.F2</svg:desc>
                </draw:g>
              </table:table-cell>
              <table:table-cell office:value-type="string">
                <text:p>1.6 Released 27/11/2010, Downloads: 188430</text:p>
                <draw:g>
                  <svg:desc>Sheet1.H2:Sheet1.H2</svg:desc>
                </draw:g>
              </table:table-cell>
              <table:table-cell office:value-type="string">
                <text:p>1.7.0 Released 19/06/2010, Downloads: 102372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th 1</text:p>
                <draw:g>
                  <svg:desc>Sheet1.C3:Sheet1.C10</svg:desc>
                </draw:g>
              </table:table-cell>
              <table:table-cell office:value-type="float" office:value="8262">
                <text:p>8262</text:p>
                <draw:g>
                  <svg:desc>Sheet1.D3:Sheet1.D10</svg:desc>
                </draw:g>
              </table:table-cell>
              <table:table-cell office:value-type="float" office:value="17699">
                <text:p>17699</text:p>
                <draw:g>
                  <svg:desc>Sheet1.F3:Sheet1.F10</svg:desc>
                </draw:g>
              </table:table-cell>
              <table:table-cell office:value-type="float" office:value="37833">
                <text:p>37833</text:p>
                <draw:g>
                  <svg:desc>Sheet1.H3:Sheet1.H11</svg:desc>
                </draw:g>
              </table:table-cell>
              <table:table-cell office:value-type="float" office:value="15101">
                <text:p>15101</text:p>
                <draw:g>
                  <svg:desc>Sheet1.J3:Sheet1.J9</svg:desc>
                </draw:g>
              </table:table-cell>
            </table:table-row>
            <table:table-row>
              <table:table-cell office:value-type="string">
                <text:p>Month 2</text:p>
              </table:table-cell>
              <table:table-cell office:value-type="float" office:value="13199">
                <text:p>13199</text:p>
              </table:table-cell>
              <table:table-cell office:value-type="float" office:value="36903">
                <text:p>36903</text:p>
              </table:table-cell>
              <table:table-cell office:value-type="float" office:value="8335">
                <text:p>8335</text:p>
              </table:table-cell>
              <table:table-cell office:value-type="float" office:value="25701">
                <text:p>25701</text:p>
              </table:table-cell>
            </table:table-row>
            <table:table-row>
              <table:table-cell office:value-type="string">
                <text:p>Month 3</text:p>
              </table:table-cell>
              <table:table-cell office:value-type="float" office:value="12526">
                <text:p>12526</text:p>
              </table:table-cell>
              <table:table-cell office:value-type="float" office:value="28818">
                <text:p>28818</text:p>
              </table:table-cell>
              <table:table-cell office:value-type="float" office:value="24547">
                <text:p>24547</text:p>
              </table:table-cell>
              <table:table-cell office:value-type="float" office:value="32632">
                <text:p>32632</text:p>
              </table:table-cell>
            </table:table-row>
            <table:table-row>
              <table:table-cell office:value-type="string">
                <text:p>Month 4</text:p>
              </table:table-cell>
              <table:table-cell office:value-type="float" office:value="12554">
                <text:p>12554</text:p>
              </table:table-cell>
              <table:table-cell office:value-type="float" office:value="25951">
                <text:p>25951</text:p>
              </table:table-cell>
              <table:table-cell office:value-type="float" office:value="46190">
                <text:p>46190</text:p>
              </table:table-cell>
              <table:table-cell office:value-type="float" office:value="27867">
                <text:p>27867</text:p>
              </table:table-cell>
            </table:table-row>
            <table:table-row>
              <table:table-cell office:value-type="string">
                <text:p>Month 5</text:p>
              </table:table-cell>
              <table:table-cell office:value-type="float" office:value="8514">
                <text:p>8514</text:p>
              </table:table-cell>
              <table:table-cell office:value-type="float" office:value="NaN">
                <text:p>NaN</text:p>
              </table:table-cell>
              <table:table-cell office:value-type="float" office:value="26936">
                <text:p>26936</text:p>
              </table:table-cell>
              <table:table-cell office:value-type="float" office:value="1071">
                <text:p>1071</text:p>
              </table:table-cell>
            </table:table-row>
            <table:table-row>
              <table:table-cell office:value-type="string">
                <text:p>Month 6</text:p>
              </table:table-cell>
              <table:table-cell office:value-type="float" office:value="8138">
                <text:p>8138</text:p>
              </table:table-cell>
              <table:table-cell office:value-type="float" office:value="NaN">
                <text:p>NaN</text:p>
              </table:table-cell>
              <table:table-cell office:value-type="float" office:value="28399">
                <text:p>2839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th 7</text:p>
              </table:table-cell>
              <table:table-cell office:value-type="float" office:value="7449">
                <text:p>7449</text:p>
              </table:table-cell>
              <table:table-cell office:value-type="float" office:value="NaN">
                <text:p>NaN</text:p>
              </table:table-cell>
              <table:table-cell office:value-type="float" office:value="16190">
                <text:p>1619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onth 8</text:p>
              </table:table-cell>
              <table:table-cell office:value-type="float" office:value="791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marker draw:name="Arrow" svg:viewBox="0 0 20 30" svg:d="m10 0-10 30h20z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family="'Arial Black'" style:font-style-name="Normal" fo:font-size="13pt" style:font-size-asian="13pt" style:font-size-complex="13pt"/>
    </style:style>
    <style:style style:name="ch3" style:family="chart">
      <style:chart-properties chart:auto-position="true"/>
      <style:text-properties style:font-style-name="Normal" fo:font-size="11pt" style:font-size-asian="11pt" style:font-size-complex="11pt"/>
    </style:style>
    <style:style style:name="ch4" style:family="chart">
      <style:graphic-properties svg:stroke-color="#ede7db" draw:fill="solid" draw:fill-color="#ede7db"/>
      <style:text-properties style:font-style-name="Normal" fo:font-size="8pt" style:font-size-asian="8pt" style:font-size-complex="8pt"/>
    </style:style>
    <style:style style:name="ch5" style:family="chart">
      <style:chart-properties chart:symbol-type="automatic" chart:include-hidden-cells="false" chart:treat-empty-cells="leave-gap" chart:spline-order="3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style:font-style-name="Normal" fo:font-size="8pt" style:font-size-asian="8pt" style:font-size-complex="8pt"/>
    </style:style>
    <style:style style:name="ch7" style:family="chart">
      <style:chart-properties chart:auto-position="true" style:rotation-angle="0"/>
      <style:text-properties fo:font-family="'Arial Black'" style:font-style-name="Normal" fo:font-size="9pt" style:font-size-asian="9pt" style:font-size-complex="9pt"/>
    </style:style>
    <style:style style:name="ch8" style:family="chart">
      <style:chart-properties chart:auto-position="true" style:rotation-angle="90"/>
      <style:text-properties fo:font-family="'Arial Black'" style:font-style-name="Normal"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8cm" svg:stroke-color="#ffd320" draw:fill-color="#ffd320"/>
      <style:text-properties fo:font-size="6pt" style:font-size-asian="6pt" style:font-size-complex="6pt"/>
    </style:style>
    <style:style style:name="ch13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  <style:style style:name="gr1" style:family="graphic">
      <style:graphic-properties draw:marker-end="Arrow" draw:marker-end-width="0.3cm" draw:textarea-horizontal-align="center" draw:textarea-vertical-align="middle"/>
    </style:style>
    <style:style style:name="gr2" style:family="graphic">
      <style:graphic-properties draw:stroke="none" svg:stroke-color="#000000" draw:fill="none" draw:fill-color="#ffffff" fo:min-height="0.7cm"/>
    </style:style>
    <style:style style:name="P1" style:family="paragraph">
      <style:paragraph-properties fo:text-align="center"/>
    </style:style>
  </office:automatic-styles>
  <office:body>
    <office:chart>
      <chart:chart svg:width="24.474cm" svg:height="17.675cm" xlink:href=".." xlink:type="simple" chart:class="chart:line" chart:style-name="ch1">
        <chart:title svg:x="7.303cm" svg:y="0.489cm" chart:style-name="ch2">
          <text:p>Cumulative QGIS Downloads By Month</text:p>
        </chart:title>
        <chart:subtitle svg:x="9.662cm" svg:y="1.753cm" chart:style-name="ch3">
          <text:p>(win standalone version only)</text:p>
        </chart:subtitle>
        <chart:legend chart:legend-position="end" svg:x="3.691cm" svg:y="3.79cm" chart:style-name="ch4"/>
        <chart:plot-area chart:style-name="ch5" table:cell-range-address="Sheet1.C3:Sheet1.C10 Sheet1.D2:Sheet1.D2 Sheet1.E3:Sheet1.E10 Sheet1.F2:Sheet1.F2 Sheet1.G3:Sheet1.G10 Sheet1.H2:Sheet1.H2 Sheet1.I3:Sheet1.I11 Sheet1.J2:Sheet1.J2 Sheet1.K3:Sheet1.K9" chart:data-source-has-labels="both" svg:x="2.408cm" svg:y="3.346cm" svg:width="19.318cm" svg:height="11.698cm">
          <chartooo:coordinate-region svg:x="3.506cm" svg:y="3.507cm" svg:width="18.22cm" svg:height="10.969cm"/>
          <chart:axis chart:dimension="x" chart:name="primary-x" chart:style-name="ch6">
            <chart:title svg:x="10.211cm" svg:y="15.398cm" chart:style-name="ch7">
              <text:p>Month After Release</text:p>
            </chart:title>
            <chart:categories table:cell-range-address="Sheet1.C3:Sheet1.C10"/>
          </chart:axis>
          <chart:axis chart:dimension="y" chart:name="primary-y" chart:style-name="ch6">
            <chart:title svg:x="1.27cm" svg:y="10.681cm" chart:style-name="ch8">
              <text:p>Download Count</text:p>
            </chart:title>
            <chart:grid chart:style-name="ch9" chart:class="major"/>
          </chart:axis>
          <chart:series chart:style-name="ch10" chart:values-cell-range-address="Sheet1.E3:Sheet1.E10" chart:label-cell-address="Sheet1.D2:Sheet1.D2" chart:class="chart:line">
            <chart:data-point chart:repeated="8"/>
          </chart:series>
          <chart:series chart:style-name="ch11" chart:values-cell-range-address="Sheet1.G3:Sheet1.G10" chart:label-cell-address="Sheet1.F2:Sheet1.F2" chart:class="chart:line">
            <chart:data-point chart:repeated="8"/>
          </chart:series>
          <chart:series chart:style-name="ch12" chart:values-cell-range-address="Sheet1.I3:Sheet1.I11" chart:label-cell-address="Sheet1.H2:Sheet1.H2" chart:class="chart:line">
            <chart:data-point chart:repeated="9"/>
          </chart:series>
          <chart:series chart:style-name="ch13" chart:values-cell-range-address="Sheet1.K3:Sheet1.K9" chart:label-cell-address="Sheet1.J2:Sheet1.J2" chart:class="chart:line">
            <chart:data-point chart:repeated="7"/>
          </chart:series>
          <chart:wall chart:style-name="ch14"/>
          <chart:floor chart:style-name="ch15"/>
        </chart:plot-area>
        <draw:line draw:style-name="gr1" draw:text-style-name="P1" svg:x1="10.338cm" svg:y1="8.86cm" svg:x2="8.532cm" svg:y2="7.403cm">
          <text:p/>
        </draw:line>
        <draw:frame draw:style-name="gr2" svg:width="2.368cm" svg:height="0.7cm" svg:x="6.164cm" svg:y="6.87cm">
          <draw:text-box>
            <text:p>1.7.1 released</text:p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.4 Released 01/01/2010, Downloads: 71433</text:p>
                <draw:g>
                  <svg:desc>Sheet1.D2:Sheet1.D2</svg:desc>
                </draw:g>
              </table:table-cell>
              <table:table-cell office:value-type="string">
                <text:p>1.5 Released 01/08/2010, Downloads: 109371</text:p>
                <draw:g>
                  <svg:desc>Sheet1.F2:Sheet1.F2</svg:desc>
                </draw:g>
              </table:table-cell>
              <table:table-cell office:value-type="string">
                <text:p>1.6 Released 27/11/2010, Downloads: 188430</text:p>
                <draw:g>
                  <svg:desc>Sheet1.H2:Sheet1.H2</svg:desc>
                </draw:g>
              </table:table-cell>
              <table:table-cell office:value-type="string">
                <text:p>1.7.0 Released 19/06/2010, Downloads: 102372</text:p>
                <draw:g>
                  <svg:desc>Sheet1.J2:Sheet1.J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nth 1</text:p>
                <draw:g>
                  <svg:desc>Sheet1.C3:Sheet1.C10</svg:desc>
                </draw:g>
              </table:table-cell>
              <table:table-cell office:value-type="float" office:value="8262">
                <text:p>8262</text:p>
                <draw:g>
                  <svg:desc>Sheet1.E3:Sheet1.E10</svg:desc>
                </draw:g>
              </table:table-cell>
              <table:table-cell office:value-type="float" office:value="17699">
                <text:p>17699</text:p>
                <draw:g>
                  <svg:desc>Sheet1.G3:Sheet1.G10</svg:desc>
                </draw:g>
              </table:table-cell>
              <table:table-cell office:value-type="float" office:value="37833">
                <text:p>37833</text:p>
                <draw:g>
                  <svg:desc>Sheet1.I3:Sheet1.I11</svg:desc>
                </draw:g>
              </table:table-cell>
              <table:table-cell office:value-type="float" office:value="15101">
                <text:p>15101</text:p>
                <draw:g>
                  <svg:desc>Sheet1.K3:Sheet1.K9</svg:desc>
                </draw:g>
              </table:table-cell>
            </table:table-row>
            <table:table-row>
              <table:table-cell office:value-type="string">
                <text:p>Month 2</text:p>
              </table:table-cell>
              <table:table-cell office:value-type="float" office:value="21461">
                <text:p>21461</text:p>
              </table:table-cell>
              <table:table-cell office:value-type="float" office:value="54602">
                <text:p>54602</text:p>
              </table:table-cell>
              <table:table-cell office:value-type="float" office:value="46168">
                <text:p>46168</text:p>
              </table:table-cell>
              <table:table-cell office:value-type="float" office:value="40802">
                <text:p>40802</text:p>
              </table:table-cell>
            </table:table-row>
            <table:table-row>
              <table:table-cell office:value-type="string">
                <text:p>Month 3</text:p>
              </table:table-cell>
              <table:table-cell office:value-type="float" office:value="33987">
                <text:p>33987</text:p>
              </table:table-cell>
              <table:table-cell office:value-type="float" office:value="83420">
                <text:p>83420</text:p>
              </table:table-cell>
              <table:table-cell office:value-type="float" office:value="70715">
                <text:p>70715</text:p>
              </table:table-cell>
              <table:table-cell office:value-type="float" office:value="73434">
                <text:p>73434</text:p>
              </table:table-cell>
            </table:table-row>
            <table:table-row>
              <table:table-cell office:value-type="string">
                <text:p>Month 4</text:p>
              </table:table-cell>
              <table:table-cell office:value-type="float" office:value="46541">
                <text:p>46541</text:p>
              </table:table-cell>
              <table:table-cell office:value-type="float" office:value="109371">
                <text:p>109371</text:p>
              </table:table-cell>
              <table:table-cell office:value-type="float" office:value="116905">
                <text:p>116905</text:p>
              </table:table-cell>
              <table:table-cell office:value-type="float" office:value="101301">
                <text:p>101301</text:p>
              </table:table-cell>
            </table:table-row>
            <table:table-row>
              <table:table-cell office:value-type="string">
                <text:p>Month 5</text:p>
              </table:table-cell>
              <table:table-cell office:value-type="float" office:value="55055">
                <text:p>55055</text:p>
              </table:table-cell>
              <table:table-cell office:value-type="float" office:value="NaN">
                <text:p>NaN</text:p>
              </table:table-cell>
              <table:table-cell office:value-type="float" office:value="143841">
                <text:p>143841</text:p>
              </table:table-cell>
              <table:table-cell office:value-type="float" office:value="102372">
                <text:p>102372</text:p>
              </table:table-cell>
            </table:table-row>
            <table:table-row>
              <table:table-cell office:value-type="string">
                <text:p>Month 6</text:p>
              </table:table-cell>
              <table:table-cell office:value-type="float" office:value="63193">
                <text:p>63193</text:p>
              </table:table-cell>
              <table:table-cell office:value-type="float" office:value="NaN">
                <text:p>NaN</text:p>
              </table:table-cell>
              <table:table-cell office:value-type="float" office:value="172240">
                <text:p>172240</text:p>
              </table:table-cell>
              <table:table-cell office:value-type="float" office:value="102372">
                <text:p>102372</text:p>
              </table:table-cell>
            </table:table-row>
            <table:table-row>
              <table:table-cell office:value-type="string">
                <text:p>Month 7</text:p>
              </table:table-cell>
              <table:table-cell office:value-type="float" office:value="70642">
                <text:p>70642</text:p>
              </table:table-cell>
              <table:table-cell office:value-type="float" office:value="NaN">
                <text:p>NaN</text:p>
              </table:table-cell>
              <table:table-cell office:value-type="float" office:value="188430">
                <text:p>188430</text:p>
              </table:table-cell>
              <table:table-cell office:value-type="float" office:value="102372">
                <text:p>102372</text:p>
              </table:table-cell>
            </table:table-row>
            <table:table-row>
              <table:table-cell office:value-type="string">
                <text:p>Month 8</text:p>
              </table:table-cell>
              <table:table-cell office:value-type="float" office:value="71433">
                <text:p>714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 grddl:transformation="http://docs.oasis-open.org/office/1.2/xslt/odf2rdf.xsl">
  <office:meta>
    <meta:generator>LibreOffice/3.3$Unix LibreOffice_project/330m19$Build-2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</office:styles>
</office:document-styles>
</file>